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-0.25in" style:auto-text-indent="false" fo:background-color="#f9f9f9" fo:padding="0in" fo:border="none"/>
    </style:style>
    <style:style style:name="P2" style:family="paragraph" style:parent-style-name="Standard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0in" style:auto-text-indent="false" fo:background-color="#f9f9f9" fo:padding="0in" fo:border="none"/>
    </style:style>
    <style:style style:name="P3" style:family="paragraph" style:parent-style-name="Heading_20_3" style:master-page-name="Standard">
      <loext:graphic-properties draw:fill="solid" draw:fill-color="#f9f9f9"/>
      <style:paragraph-properties fo:margin-top="0.1945in" fo:margin-bottom="0.1807in" loext:contextual-spacing="false" fo:line-height="120%" fo:keep-together="auto" fo:orphans="0" fo:widows="0" style:page-number="1" fo:background-color="#f9f9f9" fo:padding="0in" fo:border="none" fo:keep-with-next="auto"/>
    </style:style>
    <style:style style:name="T1" style:family="text">
      <style:text-properties fo:color="#3d495c" style:font-name="Verdana" fo:font-size="13pt" fo:font-weight="bold" style:font-name-asian="Verdana1" style:font-size-asian="13pt" style:font-weight-asian="bold" style:font-name-complex="Verdana1" style:font-size-complex="13pt"/>
    </style:style>
    <style:style style:name="T2" style:family="text">
      <style:text-properties style:font-name="Verdana" fo:font-size="12pt" style:font-name-asian="Verdana1" style:font-size-asian="12pt" style:font-name-complex="Verdana1" style:font-size-complex="12pt"/>
    </style:style>
    <style:style style:name="T3" style:family="text">
      <style:text-properties fo:color="#e83e8c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003be5" style:font-name="Verdana" fo:font-size="12pt" style:font-name-asian="Verdana1" style:font-size-asian="12pt" style:font-name-complex="Verdana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6r3hx13nho2m"/><text:span text:style-name="T1">Parte II - Permissões</text:span></text:p>
      <text:list xml:id="list3719282353" text:style-name="WWNum1">
        <text:list-item>
          <text:p text:style-name="P1"><text:span text:style-name="T2">Navegue até a pasta </text:span><text:span text:style-name="T3">unix_tests</text:span><text:span text:style-name="T2"> ;</text:span></text:p>
        </text:list-item>
      </text:list>
      <text:p text:style-name="P2"><text:span text:style-name="T2">cd unix_tests</text:span></text:p>
      <text:list xml:id="list165535698725671" text:continue-numbering="true" text:style-name="WWNum1">
        <text:list-item>
          <text:p text:style-name="P1"><text:span text:style-name="T2">Rode o comando </text:span><text:a xlink:type="simple" xlink:href="https://linux.die.net/man/1/ls" text:style-name="ListLabel_20_10" text:visited-style-name="ListLabel_20_10"><text:span text:style-name="T4">ls </text:span></text:a><text:span text:style-name="T3">-l</text:span><text:span text:style-name="T2"> e veja quais as permissões dos arquivos;</text:span></text:p>
        </text:list-item>
      </text:list>
      <text:p text:style-name="P2"><text:span text:style-name="T2">ls -l</text:span></text:p>
      <text:list xml:id="list165535094393384" text:continue-numbering="true" text:style-name="WWNum1">
        <text:list-item>
          <text:p text:style-name="P1"><text:span text:style-name="T2">Mude a permissão do arquivo </text:span><text:span text:style-name="T3">bunch_of_things.txt</text:span><text:span text:style-name="T2"> para que todos os usuários possam ter acesso à leitura e escrita, e verifique se está correto com o comando </text:span><text:span text:style-name="T3">ls -l</text:span><text:span text:style-name="T2"> ;</text:span></text:p>
        </text:list-item>
      </text:list>
      <text:p text:style-name="P2"><text:span text:style-name="T2">chmod a=rw bunch_of_things.txt // a: all (g: group + o: other + u: user) (=: determina permissão igual a) (r: read + w: write)</text:span></text:p>
      <text:p text:style-name="P2"><text:span text:style-name="T2">ls -l</text:span></text:p>
      <text:list xml:id="list165535667612962" text:continue-numbering="true" text:style-name="WWNum1">
        <text:list-item>
          <text:p text:style-name="P1"><text:span text:style-name="T2">Tire a permissão de escrita do arquivo </text:span><text:span text:style-name="T3">bunch_of_things.txt</text:span><text:span text:style-name="T2"> para todos os usuários, verifique se está correto com o comando </text:span><text:span text:style-name="T3">ls -l</text:span><text:span text:style-name="T2"> ;</text:span></text:p>
        </text:list-item>
      </text:list>
      <text:p text:style-name="P2"><text:span text:style-name="T2">chmod a-w bunch_of_things.txt // -: remove permissão</text:span></text:p>
      <text:p text:style-name="P2"><text:span text:style-name="T2">ls -l</text:span></text:p>
      <text:list xml:id="list165534656259663" text:continue-numbering="true" text:style-name="WWNum1">
        <text:list-item>
          <text:p text:style-name="P1"><text:span text:style-name="T2">Volte à permissão do arquivo </text:span><text:span text:style-name="T3">bunch_of_things.txt</text:span><text:span text:style-name="T2"> para a listada inicialmente utilizando o comando </text:span><text:span text:style-name="T3">chmod 644 bunch_of_things.txt</text:span><text:span text:style-name="T2"> .</text:span></text:p>
        </text:list-item>
      </text:list>
      <text:p text:style-name="P2"><text:span text:style-name="T2">chmod 644 bunch_of_things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3be5"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37" meta:character-count="781" meta:non-whitespace-character-count="662"/>
    <meta:generator>LibreOfficeDev/6.0.5.2$Linux_X86_64 LibreOffice_project/</meta:generator>
  </office:meta>
</office:document-meta>
</file>